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rsid="01c8c693" officeooo:paragraph-rsid="00078c2b"/>
    </style:style>
    <style:style style:name="P2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officeooo:paragraph-rsid="00078c2b"/>
    </style:style>
    <style:style style:name="P3" style:family="paragraph" style:parent-style-name="Text_20_body" style:list-style-name="L5">
      <style:paragraph-properties fo:margin-top="0cm" fo:margin-bottom="0cm" loext:contextual-spacing="false" fo:line-height="100%" fo:text-align="start" style:justify-single-word="false"/>
      <style:text-properties officeooo:paragraph-rsid="00078c2b"/>
    </style:style>
    <style:style style:name="P4" style:family="paragraph" style:parent-style-name="Text_20_body" style:list-style-name="L1">
      <style:paragraph-properties fo:margin-top="0cm" fo:margin-bottom="0cm" loext:contextual-spacing="false" fo:line-height="100%"/>
      <style:text-properties fo:color="#2a6099" fo:font-style="italic" style:text-underline-style="solid" style:text-underline-width="auto" style:text-underline-color="font-color" fo:font-weight="bold" officeooo:rsid="01c2cead" officeooo:paragraph-rsid="00078c2b" style:font-style-asian="italic" style:font-weight-asian="bold" style:font-style-complex="italic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 fo:line-height="100%"/>
      <style:text-properties fo:font-style="italic" style:text-underline-style="solid" style:text-underline-width="auto" style:text-underline-color="font-color" fo:font-weight="bold" officeooo:rsid="01ca6177" officeooo:paragraph-rsid="00078c2b" style:font-style-asian="italic" style:font-weight-asian="bold" style:font-style-complex="italic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 fo:line-height="100%"/>
      <style:text-properties fo:font-style="italic" style:text-underline-style="solid" style:text-underline-width="auto" style:text-underline-color="font-color" fo:font-weight="bold" officeooo:rsid="01cb8a3e" officeooo:paragraph-rsid="00078c2b" style:font-style-asian="italic" style:font-weight-asian="bold" style:font-style-complex="italic" style:font-weight-complex="bold"/>
    </style:style>
    <style:style style:name="P7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8" style:family="paragraph" style:parent-style-name="Text_20_body" style:list-style-name="L2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9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0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1" style:family="paragraph" style:parent-style-name="Text_20_body" style:list-style-name="L5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2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style:text-underline-style="none" fo:font-weight="normal" officeooo:rsid="01c8c693" officeooo:paragraph-rsid="00078c2b" style:font-style-asian="normal" style:font-weight-asian="normal" style:font-style-complex="normal" style:font-weight-complex="normal"/>
    </style:style>
    <style:style style:name="P13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b8a3e" officeooo:paragraph-rsid="00078c2b" style:font-style-asian="normal" style:font-weight-asian="normal" style:font-style-complex="normal" style:font-weight-complex="normal"/>
    </style:style>
    <style:style style:name="P14" style:family="paragraph" style:parent-style-name="Text_20_body" style:list-style-name="L5">
      <style:paragraph-properties fo:margin-top="0cm" fo:margin-bottom="0cm" loext:contextual-spacing="false" fo:line-height="100%" fo:text-align="start" style:justify-single-word="false"/>
      <style:text-properties fo:font-style="normal" style:text-underline-style="none" fo:font-weight="normal" officeooo:rsid="01cb8a3e" officeooo:paragraph-rsid="00078c2b" style:font-style-asian="normal" style:font-weight-asian="normal" style:font-style-complex="normal" style:font-weight-complex="normal"/>
    </style:style>
    <style:style style:name="P15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style:text-underline-style="none" fo:font-weight="normal" officeooo:rsid="01cb8a3e" officeooo:paragraph-rsid="00078c2b" style:font-style-asian="normal" style:font-weight-asian="normal" style:font-style-complex="normal" style:font-weight-complex="normal"/>
    </style:style>
    <style:style style:name="P16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style:text-underline-style="solid" style:text-underline-width="auto" style:text-underline-color="font-color" fo:font-weight="normal" officeooo:rsid="01cb8a3e" officeooo:paragraph-rsid="00078c2b" style:font-style-asian="normal" style:font-weight-asian="normal" style:font-style-complex="normal" style:font-weight-complex="normal"/>
    </style:style>
    <style:style style:name="P17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officeooo:rsid="01cb8a3e" officeooo:paragraph-rsid="00078c2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c8c693"/>
    </style:style>
    <style:style style:name="T3" style:family="text">
      <style:text-properties officeooo:rsid="01c8c693"/>
    </style:style>
    <style:style style:name="T4" style:family="text">
      <style:text-properties officeooo:rsid="01ca6177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1c8c693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1ca6177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1cb8a3e" style:font-style-asian="normal" style:font-weight-asian="normal" style:font-style-complex="normal" style:font-weight-complex="normal"/>
    </style:style>
    <style:style style:name="T9" style:family="text">
      <style:text-properties officeooo:rsid="000bb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11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96379023" text:style-name="L1">
        <text:list-item>
          <text:p text:style-name="P4">Procédure ADB sous Linux</text:p>
          <text:list>
            <text:list-item>
              <text:p text:style-name="P5">De l’ordinateur vers le smartphone</text:p>
            </text:list-item>
          </text:list>
        </text:list-item>
      </text:list>
      <text:list xml:id="list833252429" text:style-name="L2">
        <text:list-item>
          <text:p text:style-name="P7">Installer l’application sur le téléphone.</text:p>
        </text:list-item>
        <text:list-item>
          <text:p text:style-name="P7">Ouvrir un terminal sur l’ordinateur.</text:p>
        </text:list-item>
        <text:list-item>
          <text:p text:style-name="P8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p>
        </text:list-item>
        <text:list-item>
          <text:p text:style-name="P8">Faire la commande «adb shell» qui permet d’aller sur le smartphone.</text:p>
        </text:list-item>
        <text:list-item>
          <text:p text:style-name="P8">Faire la commande «run-as org.qtproject.<text:span text:style-name="T9">r</text:span>ondier» qui permet d’aller dans les dossiers de l’application.</text:p>
        </text:list-item>
        <text:list-item>
          <text:p text:style-name="P8">Si c’est la première qu’on exécute ces commandes, il faut ensuite faire la commande «mkdir db» qui permet de créer le dossier où l’on va copier la BDD.</text:p>
        </text:list-item>
        <text:list-item>
          <text:p text:style-name="P8">Faire la commande «cp /sdcard/Download/Rondier_BDDRemplie.db /data/data/org.qtproject.<text:span text:style-name="T9">rondier</text:span>/db/» <text:span text:style-name="T4">qui permet de copier la BDD du dossier provisoire vers le dossier de l’application.</text:span></text:p>
        </text:list-item>
      </text:list>
      <text:list xml:id="list105728375936797" text:continue-list="list1796379023" text:style-name="L1">
        <text:list-item>
          <text:list>
            <text:list-item>
              <text:p text:style-name="P6">Du smartphone vers l’ordinateur</text:p>
            </text:list-item>
          </text:list>
        </text:list-item>
      </text:list>
      <text:list xml:id="list2143471102" text:style-name="L3">
        <text:list-item>
          <text:p text:style-name="P13">Ouvrir un terminal <text:span text:style-name="T3">sur l’ordinateur.</text:span></text:p>
        </text:list-item>
        <text:list-item>
          <text:p text:style-name="P9">Faire la commande «adb shell» qui permet d’aller sur le smartphone.</text:p>
        </text:list-item>
        <text:list-item>
          <text:p text:style-name="P9">Faire la commande «run-as org.qtproject.testRondier» qui permet d’aller dans les dossiers de l’application.</text:p>
        </text:list-item>
        <text:list-item>
          <text:p text:style-name="P2"><text:span text:style-name="T6">Faire la commande «cp/data/data/org.qtproject.testRondier/db/Rondier_BDDRemplie.db /sdcard/Download/» </text:span><text:span text:style-name="T7">qui permet de copier la BDD du dossier d</text:span><text:span text:style-name="T8">e l’application</text:span><text:span text:style-name="T7"> vers le dossier p</text:span><text:span text:style-name="T8">rovisoire.</text:span></text:p>
        </text:list-item>
        <text:list-item>
          <text:p text:style-name="P13">Faire la commande «exit» pour sortir du dossier de l’application.</text:p>
        </text:list-item>
        <text:list-item>
          <text:p text:style-name="P13">Faire la commande «exit» pour sortir du téléphone.</text:p>
        </text:list-item>
        <text:list-item>
          <text:p text:style-name="P17"><text:span text:style-name="T5">Faire la commande «adb pull ‘chemin provisoire de la BDD’ ‘chemin de la BDD sur l’ordinateur’» ce qui correspond «adb pull </text:span><text:span text:style-name="T6">/BDDs/Rondier/Rondier_BDDRemplie.db /sdcard/Download/Rondier_BDDRemplie.db /home/USERS/ELEVES/SNIR2019/msoulard/ControleurDeRondes2021/ControleurDeRondes/BDDs/» en utilisation ma session et mon smartphone.</text:span></text:p>
        </text:list-item>
      </text:list>
      <text:p text:style-name="P1"/>
      <text:list xml:id="list105728360157218" text:continue-list="list105728375936797" text:style-name="L1">
        <text:list-item>
          <text:p text:style-name="P4">Procédure ADB sous Windows</text:p>
          <text:list>
            <text:list-item>
              <text:p text:style-name="P5">De l’ordinateur vers le smartphone</text:p>
            </text:list-item>
          </text:list>
        </text:list-item>
      </text:list>
      <text:list xml:id="list425685810" text:style-name="L4">
        <text:list-item>
          <text:p text:style-name="P12">Installer l’application sur le téléphone.</text:p>
        </text:list-item>
        <text:list-item>
          <text:p text:style-name="P12">Ouvrir un terminal sur l’ordinateur.</text:p>
        </text:list-item>
        <text:list-item>
          <text:p text:style-name="P15">Faire la commande «cd ‘chemin vers le dossier d’installation d’ADB’» pour que l’ordinateur connaisse l’emplacement des fichiers ADB.</text:p>
        </text:list-item>
        <text:list-item>
          <text:p text:style-name="P10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p>
        </text:list-item>
        <text:list-item>
          <text:p text:style-name="P10">Faire la commande «adb shell» qui permet d’aller sur le smartphone.</text:p>
        </text:list-item>
        <text:list-item>
          <text:p text:style-name="P10">Faire la commande «run-as org.qtproject.testRondier» qui permet d’aller dans les dossiers de l’application.</text:p>
        </text:list-item>
        <text:list-item>
          <text:p text:style-name="P10">Si c’est la première qu’on exécute ces commandes, il faut ensuite faire la commande «mkdir db» qui permet de créer le dossier où l’on va copier la BDD.</text:p>
        </text:list-item>
        <text:list-item>
          <text:p text:style-name="P10">Faire la commande «cp /sdcard/Download/Rondier_BDDRemplie.db /data/data/org.qtproject.testRondier/db/» <text:span text:style-name="T4">qui permet de copier la BDD du dossier provisoire vers le dossier de l’application.</text:span></text:p>
        </text:list-item>
      </text:list>
      <text:list xml:id="list105728937716598" text:continue-list="list105728360157218" text:style-name="L1">
        <text:list-item>
          <text:list>
            <text:list-item>
              <text:p text:style-name="P6"><text:soft-page-break/>Du smartphone vers l’ordinateur</text:p>
            </text:list-item>
          </text:list>
        </text:list-item>
      </text:list>
      <text:list xml:id="list1727597899" text:style-name="L5">
        <text:list-item>
          <text:p text:style-name="P14">Ouvrir un terminal <text:span text:style-name="T3">sur l’ordinateur.</text:span></text:p>
        </text:list-item>
        <text:list-item>
          <text:p text:style-name="P14">Faire la commande «cd ‘chemin vers le dossier d’installation d’ADB’» pour que l’ordinateur connaisse l’emplacement des fichiers ADB.</text:p>
        </text:list-item>
        <text:list-item>
          <text:p text:style-name="P11">Faire la commande «adb shell» qui permet d’aller sur le smartphone.</text:p>
        </text:list-item>
        <text:list-item>
          <text:p text:style-name="P11">Faire la commande «run-as org.qtproject.testRondier» qui permet d’aller dans les dossiers de l’application.</text:p>
        </text:list-item>
        <text:list-item>
          <text:p text:style-name="P3"><text:span text:style-name="T6">Faire la commande «cp/data/data/org.qtproject.testRondier/db/Rondier_BDDRemplie.db /sdcard/Download/» </text:span><text:span text:style-name="T7">qui permet de copier la BDD du dossier d</text:span><text:span text:style-name="T8">e l’application</text:span><text:span text:style-name="T7"> vers le dossier p</text:span><text:span text:style-name="T8">rovisoire.</text:span></text:p>
        </text:list-item>
        <text:list-item>
          <text:p text:style-name="P14">Faire la commande «exit» pour sortir du dossier de l’application.</text:p>
        </text:list-item>
        <text:list-item>
          <text:p text:style-name="P14">Faire la commande «exit» pour sortir du téléphone.</text:p>
        </text:list-item>
        <text:list-item>
          <text:p text:style-name="P16"><text:span text:style-name="T1">Faire la commande «adb pull ‘chemin provisoire de la BDD’ ‘chemin de la BDD sur l’ordinateur’» ce qui correspond «adb pull </text:span><text:span text:style-name="T2">/BDDs/Rondier/Rondier_BDDRemplie.db /sdcard/Download/Rondier_BDDRemplie.db /home/USERS/ELEVES/SNIR2019/msoulard/ControleurDeRondes2021/ControleurDeRondes/BDDs/» en utilisation ma session et mon smartphon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3T10:51:53.159161134</meta:creation-date>
    <dc:date>2021-06-04T10:57:27.420212869</dc:date>
    <meta:editing-duration>PT21M3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6" meta:word-count="522" meta:character-count="3996" meta:non-whitespace-character-count="3546"/>
  </office:meta>
</office:document-meta>
</file>